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BA000002F81C97DA4D75888F87.png" manifest:media-type="image/png"/>
  <manifest:file-entry manifest:full-path="Pictures/1000000100000589000002A9F0ACBF5562317131.png" manifest:media-type="image/png"/>
  <manifest:file-entry manifest:full-path="Pictures/100000010000052A000002E1C452580B0B181C9E.png" manifest:media-type="image/png"/>
  <manifest:file-entry manifest:full-path="Pictures/10000001000005CE000002C0C5DC83732E3A316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0.397cm" svg:y="1.656cm" svg:width="17cm" svg:height="8.812cm" draw:z-index="0"><draw:image xlink:href="Pictures/10000001000005BA000002F81C97DA4D75888F8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0cm" svg:y="3.392cm" svg:width="17cm" svg:height="8.169cm" draw:z-index="1"><draw:image xlink:href="Pictures/1000000100000589000002A9F0ACBF556231713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17cm" svg:height="9.477cm" draw:z-index="2"><draw:image xlink:href="Pictures/100000010000052A000002E1C452580B0B181C9E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17cm" svg:height="8.052cm" draw:z-index="3"><draw:image xlink:href="Pictures/10000001000005CE000002C0C5DC83732E3A316F.png" xlink:type="simple" xlink:show="embed" xlink:actuate="onLoad" draw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04:42:20.700000000</meta:creation-date>
    <dc:date>2025-02-24T05:02:15.789000000</dc:date>
    <meta:editing-duration>PT19M57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7.5.0.3$Windows_X86_64 LibreOffice_project/c21113d003cd3efa8c53188764377a8272d9d6de</meta:generator>
  </office:meta>
</office:document-meta>
</file>